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d0cf" officeooo:paragraph-rsid="0006d0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home/pi/Documents/RaspiSamplePlayer/hidio-0.1</text:p>
      <text:p text:style-name="P1">/home/pi/Documents/RaspiSamplePlayer/Pd-wiringP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6:22:25.056871952</meta:creation-date>
    <dc:date>2018-10-19T16:31:27.839899105</dc:date>
    <meta:editing-duration>PT9M4S</meta:editing-duration>
    <meta:editing-cycles>1</meta:editing-cycles>
    <meta:document-statistic meta:table-count="0" meta:image-count="0" meta:object-count="0" meta:page-count="1" meta:paragraph-count="2" meta:word-count="2" meta:character-count="94" meta:non-whitespace-character-count="94"/>
    <meta:generator>LibreOffice/4.3.3.2$Linux_ARM_EABI LibreOffice_project/430m0$Build-2</meta:generator>
  </office:meta>
</office:document-meta>
</file>